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color="#ce181e" style:text-underline-style="none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Putting it all together</text:span></text:p>
            <text:p text:style-name="P1"><text:span text:style-name="T1">The iob-timer design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Verilog/iob-lib: what we have learned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reate registers with </text:span></text:p>
                <text:list>
                  <text:list-item>
                    <text:p><text:span text:style-name="T6">`REG</text:span></text:p>
                  </text:list-item>
                  <text:list-item>
                    <text:p><text:span text:style-name="T6">`REG_R</text:span></text:p>
                  </text:list-item>
                  <text:list-item>
                    <text:p><text:span text:style-name="T6">`REG_E</text:span></text:p>
                  </text:list-item>
                  <text:list-item>
                    <text:p><text:span text:style-name="T6">`REG_AR</text:span></text:p>
                  </text:list-item>
                  <text:list-item>
                    <text:p><text:span text:style-name="T6">`REG_ARE</text:span></text:p>
                  </text:list-item>
                </text:list>
              </text:list-item>
              <text:list-item>
                <text:p><text:span text:style-name="T5">Create counters with</text:span></text:p>
                <text:list>
                  <text:list-item>
                    <text:p><text:span text:style-name="T6">`COUNTER_R <text:s/>/ `WRAPCNT_R</text:span></text:p>
                  </text:list-item>
                  <text:list-item>
                    <text:p><text:span text:style-name="T7">`COUNTER_RE </text:span><text:span text:style-name="T6"><text:s/>/ `WRAPCNT_RE</text:span></text:p>
                  </text:list-item>
                  <text:list-item>
                    <text:p><text:span text:style-name="T7">`COUNTER_ARE </text:span><text:span text:style-name="T6"><text:s/>/ `WRAPCNT_ARE</text:span></text:p>
                  </text:list-item>
                </text:list>
              </text:list-item>
              <text:list-item>
                <text:p><text:span text:style-name="T5">Create combinational circuits with </text:span><text:span text:style-name="T6">`COMB</text:span></text:p>
                <text:list>
                  <text:list-item>
                    <text:p><text:span text:style-name="T6">Use blocking assignment ‘=’</text:span></text:p>
                  </text:list-item>
                  <text:list-item>
                    <text:p><text:span text:style-name="T6">Missing “if” and “for” and “while”, etc 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396cm" svg:y="9.406cm" presentation:class="title" presentation:user-transformed="true">
          <draw:text-box>
            <text:p text:style-name="P6"><text:span text:style-name="T4">New iob-timer design</text:span><text:span text:style-name="T4"><text:line-break/></text:span><text:span text:style-name="T4"><text:line-break/></text:span><text:span text:style-name="T4">Or</text:span><text:span text:style-name="T4"><text:line-break/></text:span><text:span text:style-name="T4"><text:line-break/></text:span><text:span text:style-name="T4">How you will prepare your design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draw:frame draw:name="Title 1" presentation:style-name="pr5" draw:text-style-name="P11" draw:layer="layout" svg:width="13.799cm" svg:height="2.411cm" svg:x="9.756cm" svg:y="0.899cm" presentation:class="title" presentation:user-transformed="true">
          <draw:text-box>
            <text:p text:style-name="P10"><text:span text:style-name="T4">New iob-timer design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2.117cm" svg:x="0.883cm" svg:y="5.312cm" presentation:class="outline" presentation:user-transformed="true">
          <draw:text-box>
            <text:list text:style-name="L3">
              <text:list-item>
                <text:p><text:span text:style-name="T5">Temporarily integrated in iob-soc branch </text:span><text:span text:style-name="T10">devel</text:span></text:p>
                <text:list>
                  <text:list-header>
                    <text:p><text:span text:style-name="T5">&gt;git remote add iob-soc </text:span><text:span text:style-name="T5"><text:a xlink:href="mailto:git@github.com" xlink:type="simple">git@github.com</text:a></text:span><text:span text:style-name="T5">:IObundle/iob-soc.git #assumed you are in a clone of your fork</text:span></text:p>
                    <text:p><text:span text:style-name="T5">&gt;git fetch iob-soc <text:s text:c="2"/>#downloads all branches from the original iob-soc</text:span></text:p>
                    <text:p><text:span text:style-name="T5">&gt;git checkout iob-soc/devel <text:s text:c="2"/>#replaces master with devel tree</text:span></text:p>
                    <text:p><text:span text:style-name="T5">&gt;git submodule update –init –recursive #get timer, etc</text:span></text:p>
                  </text:list-header>
                </text:list>
              </text:list-item>
              <text:list-item>
                <text:p><text:span text:style-name="T5">Iob-soc has very little changes </text:span></text:p>
              </text:list-item>
              <text:list-item>
                <text:p><text:span text:style-name="T5">It all happens in submodule TIMER</text:span></text:p>
              </text:list-item>
              <text:list-item>
                <text:p><text:span text:style-name="T5">Run system simulation</text:span></text:p>
                <text:list>
                  <text:list-header>
                    <text:p><text:span text:style-name="T5">&gt;cp submodules/TIMER/software/example_firmware.c software/firmware/firmware.c <text:s text:c="4"/>#copy example firmware to system</text:span></text:p>
                    <text:p><text:span text:style-name="T5">&gt;make sim <text:s text:c="8"/>#INIT_MEM=1 is now default</text:span></text:p>
                  </text:list-header>
                </text:list>
              </text:list-item>
              <text:list-item>
                <text:p><text:span text:style-name="T5">Submodule TIMER to be removed from iob-soc/devel 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draw:frame draw:name="Title 1" presentation:style-name="pr5" draw:text-style-name="P11" draw:layer="layout" svg:width="22.359cm" svg:height="2.411cm" svg:x="2.572cm" svg:y="2.901cm" presentation:class="title" presentation:user-transformed="true">
          <draw:text-box>
            <text:p text:style-name="P10"><text:span text:style-name="T4">Iob-timer: dissecting from printou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9">What causes the printout?</text:span></text:p>
                <text:list>
                  <text:list-item>
                    <text:p><text:span text:style-name="T9">A: the printfs in the firmware </text:span></text:p>
                  </text:list-item>
                </text:list>
              </text:list-item>
              <text:list-item>
                <text:p><text:span text:style-name="T9">Analyse the firmware</text:span></text:p>
                <text:list>
                  <text:list-item>
                    <text:p><text:span text:style-name="T9">Top-level file is software/firmeware/firmware.c</text:span></text:p>
                  </text:list-item>
                </text:list>
              </text:list-item>
              <text:list-item>
                <text:p><text:span text:style-name="T9">Remember it was copied from </text:span></text:p>
                <text:list>
                  <text:list-item>
                    <text:p><text:span text:style-name="T9">submodules/TIMER/software/example_firmware.c</text:span></text:p>
                  </text:list-item>
                </text:list>
              </text:list-item>
              <text:list-item>
                <text:p><text:span text:style-name="T9">Let’s visit and explain everything from there</text:span></text:p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draw:frame draw:name="Title 1" presentation:style-name="pr5" draw:text-style-name="P11" draw:layer="layout" svg:width="22.359cm" svg:height="2.411cm" svg:x="2.572cm" svg:y="2.901cm" presentation:class="title" presentation:user-transformed="true">
          <draw:text-box>
            <text:p text:style-name="P10"><text:span text:style-name="T4">Iob-timer: software tour itinera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11">Make sure you can describe each place you visited:</text:span></text:p>
                <text:list>
                  <text:list-item>
                    <text:p><text:span text:style-name="T6">firmware.c <text:s/></text:span><text:span text:style-name="T9"><text:s text:c="5"/>#top-level file</text:span></text:p>
                  </text:list-item>
                  <text:list-item>
                    <text:p><text:span text:style-name="T6">iob_timer.h</text:span><text:span text:style-name="T9"> <text:s text:c="5"/>#timer header file</text:span></text:p>
                  </text:list-item>
                  <text:list-item>
                    <text:p><text:span text:style-name="T6">iob_timer.c</text:span><text:span text:style-name="T9"> <text:s text:c="5"/>#timer software driver file</text:span></text:p>
                  </text:list-item>
                  <text:list-item>
                    <text:p><text:span text:style-name="T6">interconnect.h</text:span><text:span text:style-name="T9"> #read/write to interconnected devices</text:span></text:p>
                  </text:list-item>
                  <text:list-item>
                    <text:p><text:span text:style-name="T7">software.mk</text:span><text:span text:style-name="T12"> <text:s text:c="3"/>#establish </text:span><text:span text:style-name="T9">include dirs, defines, header files for sw build</text:span></text:p>
                  </text:list-item>
                  <text:list-item>
                    <text:p><text:span text:style-name="T6">core.mk</text:span><text:span text:style-name="T9"> <text:s text:c="10"/>#peripheral definitions file</text:span></text:p>
                  </text:list-item>
                  <text:list-item>
                    <text:p><text:span text:style-name="T13">sw_reg.v</text:span><text:span text:style-name="T6"> <text:s text:c="8"/></text:span><text:span text:style-name="T5">#description of </text:span><text:span text:style-name="T10">Software Accessible Registers</text:span><text:span text:style-name="T5"> (SAR)</text:span></text:p>
                  </text:list-item>
                  <text:list-item>
                    <text:p><text:span text:style-name="T6">mkregs.py <text:s text:c="6"/></text:span><text:span text:style-name="T5">#script for producing hw and sw for SAR automatically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draw:frame draw:name="Title 1" presentation:style-name="pr5" draw:text-style-name="P11" draw:layer="layout" svg:width="22.359cm" svg:height="2.411cm" svg:x="2.572cm" svg:y="2.901cm" presentation:class="title" presentation:user-transformed="true">
          <draw:text-box>
            <text:p text:style-name="P10"><text:span text:style-name="T4">Iob-timer: hardware tour itinera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11">Make sure you can describe each place you visited:</text:span></text:p>
                <text:list>
                  <text:list-item>
                    <text:p><text:span text:style-name="T6">iob_lib.vh <text:s/></text:span><text:span text:style-name="T9"><text:s text:c="6"/># hardware macros for easy Verilog use, note Software Accessible Registers (SAR)!</text:span></text:p>
                  </text:list-item>
                  <text:list-item>
                    <text:p><text:span text:style-name="T13">sw_reg.v</text:span><text:span text:style-name="T9"> <text:s text:c="8"/>#declaration of SAR</text:span></text:p>
                  </text:list-item>
                  <text:list-item>
                    <text:p><text:span text:style-name="T6">sw_reg_gen.v</text:span><text:span text:style-name="T9"> #automatically created SAR</text:span></text:p>
                  </text:list-item>
                  <text:list-item>
                    <text:p><text:span text:style-name="T6">sw_reg_w.v</text:span><text:span text:style-name="T9"> <text:s text:c="3"/>#autimatically generated containing the widths of SARs </text:span></text:p>
                  </text:list-item>
                  <text:list-item>
                    <text:p><text:span text:style-name="T6">hardware.mk</text:span><text:span text:style-name="T9"> <text:s/>#hardware definitions file</text:span></text:p>
                  </text:list-item>
                  <text:list-item>
                    <text:p><text:span text:style-name="T6">iob-timer.v</text:span><text:span text:style-name="T9"> <text:s text:c="5"/>#hardware Verilog description of CPU interface</text:span></text:p>
                  </text:list-item>
                  <text:list-item>
                    <text:p><text:span text:style-name="T6">timer.v</text:span><text:span text:style-name="T9"> <text:s text:c="11"/>#timer core Verilog file, where the design is</text:span></text:p>
                  </text:list-item>
                  <text:list-item>
                    <text:p><text:span text:style-name="T6">timer_tb.v</text:span><text:span text:style-name="T9"> <text:s text:c="6"/>#Verilog testbench of timer.v</text:span></text:p>
                  </text:list-item>
                </text:list>
                <text:p><text:span text:style-name="T6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draw:frame draw:name="Title 1" presentation:style-name="pr5" draw:text-style-name="P11" draw:layer="layout" svg:width="22.359cm" svg:height="2.411cm" svg:x="2.572cm" svg:y="2.901cm" presentation:class="title" presentation:user-transformed="true">
          <draw:text-box>
            <text:p text:style-name="P10"><text:span text:style-name="T4">Iob-timer: document tour itinera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22">22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header>
                <text:p><text:span text:style-name="T11">Make sure you can describe each place you visited:</text:span></text:p>
                <text:list>
                  <text:list-item>
                    <text:p><text:span text:style-name="T6">document/ug/Makefile</text:span><text:span text:style-name="T9"> <text:s/>#Makefile building the user guide</text:span></text:p>
                  </text:list-item>
                  <text:list-item>
                    <text:p><text:span text:style-name="T6">ug.tex</text:span><text:span text:style-name="T9"> <text:s text:c="26"/>#User guide top text file</text:span></text:p>
                  </text:list-item>
                  <text:list-item>
                    <text:p><text:span text:style-name="T6">document.mk <text:s/></text:span><text:span text:style-name="T9"><text:s text:c="13"/>#makefile segment for documents</text:span></text:p>
                  </text:list-item>
                  <text:list-item>
                    <text:p><text:span text:style-name="T13">sw_reg.v</text:span><text:span text:style-name="T9"> <text:s text:c="20"/>#declaration of SAR</text:span></text:p>
                  </text:list-item>
                  <text:list-item>
                    <text:p><text:span text:style-name="T6">sw_reg_tab.tex</text:span><text:span text:style-name="T9"> <text:s text:c="11"/>#table of SAR</text:span></text:p>
                  </text:list-item>
                  <text:list-item>
                    <text:p><text:span text:style-name="T6">bd_tab.tex</text:span><text:span text:style-name="T9"> <text:s text:c="19"/>#table of main hardware blocks in block diagram</text:span></text:p>
                  </text:list-item>
                  <text:list-item>
                    <text:p><text:span text:style-name="T6">cpu_nat_s_is_tab.tex</text:span><text:span text:style-name="T9"> <text:s/>#table of CPU interface signals</text:span></text:p>
                  </text:list-item>
                  <text:list-item>
                    <text:p><text:span text:style-name="T6">gen_is_tab.tex</text:span><text:span text:style-name="T9"> <text:s text:c="12"/>#table of general interface signals (clk and rst)</text:span></text:p>
                    <text:p><text:span text:style-name="T8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2">22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2">22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69</meta:editing-cycles>
    <meta:creation-date>2014-07-21T10:31:21</meta:creation-date>
    <dc:date>2020-10-20T20:10:44.378163167</dc:date>
    <meta:editing-duration>P3DT13H9M6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